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1.1917in"/>
    </style:style>
    <style:style style:name="co4" style:family="table-column">
      <style:table-column-properties fo:break-before="auto" style:column-width="1.333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9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29">
      <style:table-cell-properties fo:padding="0.028in"/>
    </style:style>
    <style:style style:name="ce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5" style:family="table-cell" style:parent-style-name="Default" style:data-style-name="N12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12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padding="0.028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use-regular-expressions="false" table:use-wildcards="true"/>
      <table:table table:name="Arkusz1" table:style-name="ta1">
        <office:forms form:automatic-focus="false" form:apply-design-mode="false"/>
        <table:shapes>
          <draw:frame draw:z-index="0" draw:style-name="gr1" draw:text-style-name="P1" svg:width="7.639in" svg:height="4.837in" svg:x="1.4055in" svg:y="2.1913in">
            <draw:object draw:notify-on-update-of-ranges="Arkusz1.B1:Arkusz1.B8 Arkusz1.D1:Arkusz1.D8 Arkusz1.F1:Arkusz1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2" table:default-cell-style-name="ce6"/>
        <table:table-column table:style-name="co3" table:default-cell-style-name="ce6"/>
        <table:table-column table:style-name="co2" table:default-cell-style-name="ce2"/>
        <table:table-column table:style-name="co4" table:default-cell-style-name="ce6"/>
        <table:table-column table:style-name="co2" table:default-cell-style-name="ce2"/>
        <table:table-column table:style-name="co2" table:default-cell-style-name="ce6"/>
        <table:table-column table:style-name="co2" table:number-columns-repeated="249" table:default-cell-style-name="ce2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>
            <text:p>h=</text:p>
          </table:table-cell>
          <table:table-cell table:style-name="ce3" office:value-type="float" office:value="0.19" calcext:value-type="float">
            <text:p>0.19</text:p>
          </table:table-cell>
          <table:table-cell table:style-name="ce5"/>
          <table:table-cell table:style-name="ce5" office:value-type="string" calcext:value-type="string">
            <text:p>Wartość y_n</text:p>
          </table:table-cell>
          <table:table-cell table:style-name="ce1"/>
          <table:table-cell table:style-name="ce5" office:value-type="string" calcext:value-type="string">
            <text:p>Prawdziwa wartość</text:p>
          </table:table-cell>
          <table:table-cell table:style-name="ce1"/>
          <table:table-cell table:style-name="ce5" office:value-type="string" calcext:value-type="string">
            <text:p>Różnica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t0</text:p>
          </table:table-cell>
          <table:table-cell table:style-name="ce3" office:value-type="float" office:value="0" calcext:value-type="float">
            <text:p>0.00</text:p>
          </table:table-cell>
          <table:table-cell office:value-type="string" calcext:value-type="string">
            <text:p>y0</text:p>
          </table:table-cell>
          <table:table-cell table:style-name="ce5" office:value-type="float" office:value="2" calcext:value-type="float">
            <text:p>2.0000</text:p>
          </table:table-cell>
          <table:table-cell/>
          <table:table-cell table:formula="of:=13*EXP(-7*[.B2])/7 + 1/7" office:value-type="float" office:value="2" calcext:value-type="float">
            <text:p>2.0000</text:p>
          </table:table-cell>
          <table:table-cell/>
          <table:table-cell table:formula="of:=[.F2]-[.D2]" office:value-type="float" office:value="0" calcext:value-type="float">
            <text:p>0.0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1</text:p>
          </table:table-cell>
          <table:table-cell table:formula="of:=[.$B$1]+[.B2]" office:value-type="float" office:value="0.19" calcext:value-type="float">
            <text:p>0.19</text:p>
          </table:table-cell>
          <table:table-cell office:value-type="string" calcext:value-type="string">
            <text:p>y1</text:p>
          </table:table-cell>
          <table:table-cell table:formula="of:=[.D2] + (1 - 7*[.D2])*[.$B$1]" office:value-type="float" office:value="-0.47" calcext:value-type="float">
            <text:p>-0.4700</text:p>
          </table:table-cell>
          <table:table-cell/>
          <table:table-cell table:formula="of:=13*EXP(-7*[.B3])/7 + 1/7" office:value-type="float" office:value="0.634029199556816" calcext:value-type="float">
            <text:p>0.6340</text:p>
          </table:table-cell>
          <table:table-cell/>
          <table:table-cell table:formula="of:=[.F3]-[.D3]" office:value-type="float" office:value="1.10402919955682" calcext:value-type="float">
            <text:p>1.104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2</text:p>
          </table:table-cell>
          <table:table-cell table:formula="of:=[.$B$1]+[.B3]" office:value-type="float" office:value="0.38" calcext:value-type="float">
            <text:p>0.38</text:p>
          </table:table-cell>
          <table:table-cell office:value-type="string" calcext:value-type="string">
            <text:p>y2</text:p>
          </table:table-cell>
          <table:table-cell table:formula="of:=[.D3] + (1 - 7*[.D3])*[.$B$1]" office:value-type="float" office:value="0.3451" calcext:value-type="float">
            <text:p>0.3451</text:p>
          </table:table-cell>
          <table:table-cell/>
          <table:table-cell table:formula="of:=13*EXP(-7*[.B4])/7 + 1/7" office:value-type="float" office:value="0.272760983240074" calcext:value-type="float">
            <text:p>0.2728</text:p>
          </table:table-cell>
          <table:table-cell/>
          <table:table-cell table:formula="of:=[.F4]-[.D4]" office:value-type="float" office:value="-0.0723390167599257" calcext:value-type="float">
            <text:p>-0.0723</text:p>
          </table:table-cell>
          <table:table-cell/>
          <table:table-cell office:value-type="string" calcext:value-type="string">
            <text:p>Ręcznie znalazłem wartość h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3</text:p>
          </table:table-cell>
          <table:table-cell table:formula="of:=[.$B$1]+[.B4]" office:value-type="float" office:value="0.57" calcext:value-type="float">
            <text:p>0.57</text:p>
          </table:table-cell>
          <table:table-cell office:value-type="string" calcext:value-type="string">
            <text:p>y3</text:p>
          </table:table-cell>
          <table:table-cell table:formula="of:=[.D4] + (1 - 7*[.D4])*[.$B$1]" office:value-type="float" office:value="0.076117" calcext:value-type="float">
            <text:p>0.0761</text:p>
          </table:table-cell>
          <table:table-cell/>
          <table:table-cell table:formula="of:=13*EXP(-7*[.B5])/7 + 1/7" office:value-type="float" office:value="0.17721375479395" calcext:value-type="float">
            <text:p>0.1772</text:p>
          </table:table-cell>
          <table:table-cell/>
          <table:table-cell table:formula="of:=[.F5]-[.D5]" office:value-type="float" office:value="0.10109675479395" calcext:value-type="float">
            <text:p>0.101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4</text:p>
          </table:table-cell>
          <table:table-cell table:formula="of:=[.$B$1]+[.B5]" office:value-type="float" office:value="0.76" calcext:value-type="float">
            <text:p>0.76</text:p>
          </table:table-cell>
          <table:table-cell office:value-type="string" calcext:value-type="string">
            <text:p>y4</text:p>
          </table:table-cell>
          <table:table-cell table:formula="of:=[.D5] + (1 - 7*[.D5])*[.$B$1]" office:value-type="float" office:value="0.16488139" calcext:value-type="float">
            <text:p>0.1649</text:p>
          </table:table-cell>
          <table:table-cell/>
          <table:table-cell table:formula="of:=13*EXP(-7*[.B6])/7 + 1/7" office:value-type="float" office:value="0.15194368548973" calcext:value-type="float">
            <text:p>0.1519</text:p>
          </table:table-cell>
          <table:table-cell/>
          <table:table-cell table:formula="of:=[.F6]-[.D6]" office:value-type="float" office:value="-0.0129377045102696" calcext:value-type="float">
            <text:p>-0.012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5</text:p>
          </table:table-cell>
          <table:table-cell table:formula="of:=[.$B$1]+[.B6]" office:value-type="float" office:value="0.95" calcext:value-type="float">
            <text:p>0.95</text:p>
          </table:table-cell>
          <table:table-cell office:value-type="string" calcext:value-type="string">
            <text:p>y5</text:p>
          </table:table-cell>
          <table:table-cell table:formula="of:=[.D6] + (1 - 7*[.D6])*[.$B$1]" office:value-type="float" office:value="0.1355891413" calcext:value-type="float">
            <text:p>0.1356</text:p>
          </table:table-cell>
          <table:table-cell/>
          <table:table-cell table:formula="of:=13*EXP(-7*[.B7])/7 + 1/7" office:value-type="float" office:value="0.145260326767294" calcext:value-type="float">
            <text:p>0.1453</text:p>
          </table:table-cell>
          <table:table-cell/>
          <table:table-cell table:formula="of:=[.F7]-[.D7]" office:value-type="float" office:value="0.0096711854672937" calcext:value-type="float">
            <text:p>0.009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6</text:p>
          </table:table-cell>
          <table:table-cell table:formula="of:=[.$B$1]+[.B7]" office:value-type="float" office:value="1.14" calcext:value-type="float">
            <text:p>1.14</text:p>
          </table:table-cell>
          <table:table-cell office:value-type="string" calcext:value-type="string">
            <text:p>y6</text:p>
          </table:table-cell>
          <table:table-cell table:formula="of:=[.D7] + (1 - 7*[.D7])*[.$B$1]" office:value-type="float" office:value="0.145255583371" calcext:value-type="float">
            <text:p>0.1453</text:p>
          </table:table-cell>
          <table:table-cell/>
          <table:table-cell table:formula="of:=13*EXP(-7*[.B8])/7 + 1/7" office:value-type="float" office:value="0.143492730356099" calcext:value-type="float">
            <text:p>0.1435</text:p>
          </table:table-cell>
          <table:table-cell/>
          <table:table-cell table:formula="of:=[.F8]-[.D8]" office:value-type="float" office:value="-0.00176285301490062" calcext:value-type="float">
            <text:p>-0.00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1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1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1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1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1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1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1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1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1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1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2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21</text:p>
          </table:table-cell>
          <table:table-cell table:number-columns-repeated="1023"/>
        </table:table-row>
        <table:table-row table:style-name="ro2" table:number-rows-repeated="79">
          <table:table-cell table:number-columns-repeated="1024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kusz2" table:style-name="ta2">
        <table:table-column table:style-name="co2" table:number-columns-repeated="257" table:default-cell-style-name="ce7"/>
        <table:table-row table:style-name="ro3" table:number-rows-repeated="1048575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Arkusz3" table:style-name="ta3">
        <table:table-column table:style-name="co2" table:number-columns-repeated="257" table:default-cell-style-name="ce7"/>
        <table:table-row table:style-name="ro3" table:number-rows-repeated="1048575">
          <table:table-cell table:number-columns-repeated="257"/>
        </table:table-row>
        <table:table-row table:style-name="ro3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">
      <number:number number:decimal-places="4" loext:min-decimal-places="4" number:min-integer-digits="1"/>
    </number:number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0" style:font-size-asian="12pt" style:font-style-asian="normal" style:font-weight-asian="0" style:font-name-complex="Times New Roman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2" style:display-name="PageStyle_Arkusz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3" style:display-name="PageStyle_Arkusz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0-03-26T12:55:08</meta:creation-date>
    <dc:date>2021-03-17T22:51:43.246232350</dc:date>
    <meta:editing-cycles>7</meta:editing-cycles>
    <meta:editing-duration>PT55M25S</meta:editing-duration>
    <meta:generator>LibreOffice/6.4.6.2$Linux_X86_64 LibreOffice_project/40$Build-2</meta:generator>
    <meta:document-statistic meta:table-count="3" meta:cell-count="6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29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9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9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404cm" svg:height="12.287cm" xlink:href=".." xlink:type="simple" chart:class="chart:line" chart:style-name="ch1">
        <chart:subtitle svg:x="0cm" svg:y="0cm" chart:style-name="ch2">
          <text:p/>
        </chart:subtitle>
        <chart:legend chart:legend-position="end" svg:x="16.314cm" svg:y="5.595cm" style:legend-expansion="high" chart:style-name="ch3"/>
        <chart:plot-area chart:style-name="ch4" table:cell-range-address="Arkusz1.B1:Arkusz1.B8 Arkusz1.D1:Arkusz1.D8 Arkusz1.F1:Arkusz1.F8" chart:data-source-has-labels="both" svg:x="0.388cm" svg:y="0.245cm" svg:width="15.538cm" svg:height="11.797cm">
          <chartooo:coordinate-region svg:x="1.777cm" svg:y="0.444cm" svg:width="13.817cm" svg:height="11.399cm"/>
          <chart:axis chart:dimension="x" chart:name="primary-x" chart:style-name="ch5" chartooo:axis-type="auto">
            <chartooo:date-scale/>
            <chart:categories table:cell-range-address="Arkusz1.B1:Arkusz1.B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D1:Arkusz1.D8" loext:label-string="przybliżona" chart:class="chart:line">
            <chart:data-point chart:repeated="8"/>
          </chart:series>
          <chart:series chart:style-name="ch9" chart:values-cell-range-address="Arkusz1.F1:Arkusz1.F8" loext:label-string="prawdziwa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ybliżona</text:p>
              </table:table-cell>
              <table:table-cell office:value-type="string">
                <text:p>prawdziwa</text:p>
              </table:table-cell>
            </table:table-row>
          </table:table-header-rows>
          <table:table-rows>
            <table:table-row>
              <table:table-cell office:value-type="float" office:value="0.19">
                <text:p>0.19</text:p>
                <draw:g>
                  <svg:desc>Arkusz1.B1:Arkusz1.B8</svg:desc>
                </draw:g>
              </table:table-cell>
              <table:table-cell office:value-type="float" office:value="NaN">
                <text:p>NaN</text:p>
                <draw:g>
                  <svg:desc>Arkusz1.D1:Arkusz1.D8</svg:desc>
                </draw:g>
              </table:table-cell>
              <table:table-cell office:value-type="float" office:value="NaN">
                <text:p>NaN</text:p>
                <draw:g>
                  <svg:desc>Arkusz1.F1:Arkusz1.F8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-0.47">
                <text:p>-0.47</text:p>
              </table:table-cell>
              <table:table-cell office:value-type="float" office:value="0.634029199556816">
                <text:p>0.634029199556816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0.3451">
                <text:p>0.3451</text:p>
              </table:table-cell>
              <table:table-cell office:value-type="float" office:value="0.272760983240074">
                <text:p>0.272760983240074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0.076117">
                <text:p>0.076117</text:p>
              </table:table-cell>
              <table:table-cell office:value-type="float" office:value="0.17721375479395">
                <text:p>0.17721375479395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16488139">
                <text:p>0.16488139</text:p>
              </table:table-cell>
              <table:table-cell office:value-type="float" office:value="0.15194368548973">
                <text:p>0.15194368548973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1355891413">
                <text:p>0.1355891413</text:p>
              </table:table-cell>
              <table:table-cell office:value-type="float" office:value="0.145260326767294">
                <text:p>0.145260326767294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0.145255583371">
                <text:p>0.145255583371</text:p>
              </table:table-cell>
              <table:table-cell office:value-type="float" office:value="0.143492730356099">
                <text:p>0.1434927303560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